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Junicode" svg:font-family="Junicode" style:font-adornments="Regular" style:font-pitch="variable"/>
    <style:font-face style:name="Minion Pro" svg:font-family="'Minion Pro'" style:font-adornments="Regular" style:font-pitch="variable"/>
    <style:font-face style:name="Minion Pro SmBd1" svg:font-family="'Minion Pro SmBd'" style:font-pitch="variable"/>
    <style:font-face style:name="Minion Pro SmBd" svg:font-family="'Minion Pro SmBd'" style:font-adornments="Semibold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7cm" style:rel-column-width="13374*"/>
    </style:style>
    <style:style style:name="Table1.B" style:family="table-column">
      <style:table-column-properties style:column-width="13.531cm" style:rel-column-width="5216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7cm" style:rel-column-width="13374*"/>
    </style:style>
    <style:style style:name="Table2.B" style:family="table-column">
      <style:table-column-properties style:column-width="13.531cm" style:rel-column-width="52161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3.554cm" fo:margin-left="0cm" fo:margin-right="-0.021cm" table:align="margins"/>
    </style:style>
    <style:style style:name="Table3.A" style:family="table-column">
      <style:table-column-properties style:column-width="3.498cm" style:rel-column-width="16914*"/>
    </style:style>
    <style:style style:name="Table3.B" style:family="table-column">
      <style:table-column-properties style:column-width="1.408cm" style:rel-column-width="6806*"/>
    </style:style>
    <style:style style:name="Table3.C" style:family="table-column">
      <style:table-column-properties style:column-width="8.648cm" style:rel-column-width="41815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" style:family="table">
      <style:table-properties style:width="13.554cm" fo:margin-left="0cm" fo:margin-right="-0.021cm" table:align="margins"/>
    </style:style>
    <style:style style:name="Table4.A" style:family="table-column">
      <style:table-column-properties style:column-width="3.498cm" style:rel-column-width="16914*"/>
    </style:style>
    <style:style style:name="Table4.B" style:family="table-column">
      <style:table-column-properties style:column-width="10.056cm" style:rel-column-width="48621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7cm" style:rel-column-width="13374*"/>
    </style:style>
    <style:style style:name="Table5.B" style:family="table-column">
      <style:table-column-properties style:column-width="13.531cm" style:rel-column-width="52161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7cm" style:rel-column-width="13374*"/>
    </style:style>
    <style:style style:name="Table6.B" style:family="table-column">
      <style:table-column-properties style:column-width="13.531cm" style:rel-column-width="52161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6.164cm" fo:margin-left="1.334cm" fo:margin-right="-0.497cm" table:align="margins"/>
    </style:style>
    <style:style style:name="Table7.A" style:family="table-column">
      <style:table-column-properties style:column-width="4.041cm" style:rel-column-width="16383*"/>
    </style:style>
    <style:style style:name="Table7.D" style:family="table-column">
      <style:table-column-properties style:column-width="4.041cm" style:rel-column-width="16386*"/>
    </style:style>
    <style:style style:name="Table7.A1" style:family="table-cell">
      <style:table-cell-properties fo:padding="0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0.049cm"/>
      <style:text-properties fo:font-size="2pt" style:font-size-asian="1.75pt" style:font-size-complex="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Minion Pro SmBd1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Minion Pro SmBd1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Minion Pro SmBd" fo:font-size="10.5pt" fo:font-weight="normal" style:font-size-asian="10.5pt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Standard" style:list-style-name="L2"/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b 58%"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Minion Pro SmBd1"/>
    </style:style>
    <style:style style:name="T8" style:family="text">
      <style:text-properties style:font-name="Minion Pro SmBd1"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urriculum vita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ame </text:p>
          </table:table-cell>
          <table:table-cell table:style-name="Table1.A1" office:value-type="string">
            <text:p text:style-name="Text_20_body">James Harrison Fisher</text:p>
          </table:table-cell>
        </table:table-row>
        <table:table-row>
          <table:table-cell table:style-name="Table1.A1" office:value-type="string">
            <text:p text:style-name="P4">Date of birth </text:p>
          </table:table-cell>
          <table:table-cell table:style-name="Table1.A1" office:value-type="string">
            <text:p text:style-name="Text_20_body">5<text:span text:style-name="T4">th</text:span> October 1987</text:p>
          </table:table-cell>
        </table:table-row>
        <table:table-row>
          <table:table-cell table:style-name="Table1.A1" office:value-type="string">
            <text:p text:style-name="P4">Address </text:p>
          </table:table-cell>
          <table:table-cell table:style-name="Table1.A1" office:value-type="string">
            <text:p text:style-name="Text_20_body">Room 5, 52 Frithville Gardens, Hammersmith, London, W12 7JN</text:p>
          </table:table-cell>
        </table:table-row>
        <table:table-row>
          <table:table-cell table:style-name="Table1.A1" office:value-type="string">
            <text:p text:style-name="P4">Email address</text:p>
          </table:table-cell>
          <table:table-cell table:style-name="Table1.A1" office:value-type="string">
            <text:p text:style-name="Text_20_body">jameshfisher@gmail.com</text:p>
          </table:table-cell>
        </table:table-row>
        <table:table-row>
          <table:table-cell table:style-name="Table1.A1" office:value-type="string">
            <text:p text:style-name="P4">Mobile tel. no.</text:p>
          </table:table-cell>
          <table:table-cell table:style-name="Table1.A1" office:value-type="string">
            <text:p text:style-name="Text_20_body">07951 498 897</text:p>
          </table:table-cell>
        </table:table-row>
      </table:table>
      <text:h text:style-name="Heading_20_2" text:outline-level="2">Educat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2010—11</text:p>
          </table:table-cell>
          <table:table-cell table:style-name="Table2.A1" office:value-type="string">
            <text:p text:style-name="Text_20_body">Master of Science degree in <text:span text:style-name="T8">Computing Science</text:span> at <text:span text:style-name="T8">Imperial College London</text:span></text:p>
          </table:table-cell>
        </table:table-row>
        <table:table-row>
          <table:table-cell table:style-name="Table2.A1" office:value-type="string">
            <text:p text:style-name="P4">2006—9</text:p>
          </table:table-cell>
          <table:table-cell table:style-name="Table2.A1" office:value-type="string">
            <text:p text:style-name="Text_20_body">Bachelor of Arts degree, with <text:span text:style-name="T8">first-class</text:span> honours, in <text:span text:style-name="T8">History</text:span>, at the <text:span text:style-name="T8">University of York</text:span></text:p>
          </table:table-cell>
        </table:table-row>
        <table:table-row>
          <table:table-cell table:style-name="Table2.A1" office:value-type="string">
            <text:p text:style-name="P4">2004—6</text:p>
          </table:table-cell>
          <table:table-cell table:style-name="Table2.A1" office:value-type="string">
            <text:p text:style-name="Text_20_body">Achieved the following A-levels at <text:span text:style-name="T8">Colchester Royal Grammar School</text:span>: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4">Subject</text:p>
                </table:table-cell>
                <table:table-cell table:style-name="Table3.A1" office:value-type="string">
                  <text:p text:style-name="P4">Grade</text:p>
                </table:table-cell>
                <table:table-cell table:style-name="Table3.A1" office:value-type="string">
                  <text:p text:style-name="P4">Institution</text:p>
                </table:table-cell>
              </table:table-row>
              <table:table-row>
                <table:table-cell table:style-name="Table3.A1" office:value-type="string">
                  <text:p text:style-name="Text_20_body"><draw:custom-shape text:anchor-type="paragraph" draw:z-index="0" draw:style-name="gr1" draw:text-style-name="P10" svg:width="0.371cm" svg:height="3.684cm" svg:x="4.928cm" svg:y="0.039cm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History</text:p>
                </table:table-cell>
                <table:table-cell table:style-name="Table3.A1" office:value-type="string">
                  <text:p text:style-name="Text_20_body">A </text:p>
                </table:table-cell>
                <table:table-cell table:style-name="Table3.C2" table:number-rows-spanned="5" office:value-type="string">
                  <text:p text:style-name="Text_20_body"><text:s text:c="7"/>Colchester Royal Grammar School Sixth Form</text:p>
                </table:table-cell>
              </table:table-row>
              <table:table-row>
                <table:table-cell table:style-name="Table3.A1" office:value-type="string">
                  <text:p text:style-name="Text_20_body">Computing</text:p>
                </table:table-cell>
                <table:table-cell table:style-name="Table3.A1" office:value-type="string">
                  <text:p text:style-name="Text_20_body">A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Physics</text:p>
                </table:table-cell>
                <table:table-cell table:style-name="Table3.A1" office:value-type="string">
                  <text:p text:style-name="Text_20_body">B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Mathematics</text:p>
                </table:table-cell>
                <table:table-cell table:style-name="Table3.A1" office:value-type="string">
                  <text:p text:style-name="Text_20_body">B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General Studies</text:p>
                </table:table-cell>
                <table:table-cell table:style-name="Table3.A1" office:value-type="string">
                  <text:p text:style-name="Text_20_body">A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Art and Design</text:p>
                </table:table-cell>
                <table:table-cell table:style-name="Table3.A1" office:value-type="string">
                  <text:p text:style-name="Text_20_body">B</text:p>
                </table:table-cell>
                <table:table-cell table:style-name="Table3.A1" office:value-type="string">
                  <text:p text:style-name="Text_20_body">Greyfriars Adult Community Colleg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2.A1" office:value-type="string">
            <text:p text:style-name="P4">2002—4</text:p>
          </table:table-cell>
          <table:table-cell table:style-name="Table2.A1" office:value-type="string">
            <text:p text:style-name="Text_20_body">Achieved eleven GCSEs, including the following, at <text:span text:style-name="T8">Colchester Royal Grammar School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>Grade</text:p>
                </table:table-cell>
                <table:table-cell table:style-name="Table4.A1" office:value-type="string">
                  <text:p text:style-name="P4">Subjects</text:p>
                </table:table-cell>
              </table:table-row>
              <table:table-row>
                <table:table-cell table:style-name="Table4.A1" office:value-type="string">
                  <text:p text:style-name="Text_20_body">A*</text:p>
                </table:table-cell>
                <table:table-cell table:style-name="Table4.A1" office:value-type="string">
                  <text:p text:style-name="Text_20_body">History, Physics, Biology, Art &amp; Design</text:p>
                </table:table-cell>
              </table:table-row>
              <table:table-row>
                <table:table-cell table:style-name="Table4.A1" office:value-type="string">
                  <text:p text:style-name="Text_20_body">A</text:p>
                </table:table-cell>
                <table:table-cell table:style-name="Table4.A1" office:value-type="string">
                  <text:p text:style-name="Text_20_body">English, Geography, Mathematics</text:p>
                </table:table-cell>
              </table:table-row>
              <table:table-row>
                <table:table-cell table:style-name="Table4.A1" office:value-type="string">
                  <text:p text:style-name="Text_20_body">B </text:p>
                </table:table-cell>
                <table:table-cell table:style-name="Table4.A1" office:value-type="string">
                  <text:p text:style-name="Text_20_body">French, Chemistry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1999—2006</text:p>
          </table:table-cell>
          <table:table-cell table:style-name="Table2.A1" office:value-type="string">
            <text:p text:style-name="Text_20_body"><text:span text:style-name="T8">Colchester Royal Grammar School</text:span>, after success in 11+ examination</text:p>
          </table:table-cell>
        </table:table-row>
      </table:table>
      <text:h text:style-name="Heading_20_2" text:outline-level="2">Other achievemen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2005</text:p>
          </table:table-cell>
          <table:table-cell table:style-name="Table5.A1" office:value-type="string">
            <text:p text:style-name="Text_20_body">First prize in a sixth-form art competition</text:p>
          </table:table-cell>
        </table:table-row>
        <table:table-row>
          <table:table-cell table:style-name="Table5.A1" office:value-type="string">
            <text:p text:style-name="P4">2004—5</text:p>
          </table:table-cell>
          <table:table-cell table:style-name="Table5.A1" office:value-type="string">
            <text:p text:style-name="Text_20_body">Membership in a <text:span text:style-name="T8">Young Enterprise</text:span> company, qualifying with a <text:span text:style-name="T8">distinction</text:span></text:p>
          </table:table-cell>
        </table:table-row>
        <table:table-row>
          <table:table-cell table:style-name="Table5.A1" office:value-type="string">
            <text:p text:style-name="P1"><text:span text:style-name="T8">2004—6 </text:span><text:span text:style-name="T6">(</text:span><text:span text:style-name="T3">passim</text:span><text:span text:style-name="T6">)</text:span></text:p>
          </table:table-cell>
          <table:table-cell table:style-name="Table5.A1" office:value-type="string">
            <text:p text:style-name="Text_20_body">Participation in the stage-creation of, and as a stagehand for, sixth-form productions of <text:span text:style-name="T2">Les Misérables</text:span> and <text:span text:style-name="T2">Joseph and the Amazing Technicolor Dreamcoat</text:span></text:p>
          </table:table-cell>
        </table:table-row>
      </table:table>
      <text:h text:style-name="Heading_20_2" text:outline-level="2"><text:soft-page-break/>Previous work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2006—present</text:p>
          </table:table-cell>
          <table:table-cell table:style-name="Table6.A1" office:value-type="string">
            <text:p text:style-name="Text_20_body">Director and Secretary of <text:span text:style-name="T8">Lexden Montessori</text:span><text:span text:style-name="T1"> </text:span>Ltd., overseeing, among other things:</text:p>
            <text:list xml:id="list781197078" text:style-name="L1">
              <text:list-item>
                <text:p text:style-name="P8">Web design and maintenance (http://www.<text:span text:style-name="T8">lexdenmontessori.com</text:span>/)</text:p>
              </text:list-item>
              <text:list-item>
                <text:p text:style-name="P8">Market research and advertising</text:p>
              </text:list-item>
              <text:list-item>
                <text:p text:style-name="P8">Administration and secretarial duties</text:p>
              </text:list-item>
            </text:list>
          </table:table-cell>
        </table:table-row>
        <table:table-row>
          <table:table-cell table:style-name="Table6.A1" office:value-type="string">
            <text:p text:style-name="P4">2010</text:p>
          </table:table-cell>
          <table:table-cell table:style-name="Table6.A1" office:value-type="string">
            <text:p text:style-name="Text_20_body">Branding for <text:span text:style-name="T7">Pembroke House</text:span> (http://www.<text:span text:style-name="T7">pembrokehouse.sc.ke</text:span>/), a Kenyan prep school</text:p>
          </table:table-cell>
        </table:table-row>
        <table:table-row>
          <table:table-cell table:style-name="Table6.A1" office:value-type="string">
            <text:p text:style-name="P4">2010</text:p>
          </table:table-cell>
          <table:table-cell table:style-name="Table6.A1" office:value-type="string">
            <text:p text:style-name="Text_20_body">Branding and web design for <text:span text:style-name="T7">Harambee Schools Kenya</text:span> (http://www.<text:span text:style-name="T7">hsk.org.uk</text:span>/), a charity building schools around Gilgil in rural Kenya.</text:p>
          </table:table-cell>
        </table:table-row>
        <table:table-row>
          <table:table-cell table:style-name="Table6.A1" office:value-type="string">
            <text:p text:style-name="P4">2009 </text:p>
          </table:table-cell>
          <table:table-cell table:style-name="Table6.A1" office:value-type="string">
            <text:p text:style-name="Text_20_body">At <text:span text:style-name="T8">Caring Homes</text:span><text:span text:style-name="T1"> </text:span>Ltd., developing an internal database-driven system for managing care homes and their CSCI reports</text:p>
          </table:table-cell>
        </table:table-row>
        <table:table-row>
          <table:table-cell table:style-name="Table6.A1" office:value-type="string">
            <text:p text:style-name="P4">2008</text:p>
          </table:table-cell>
          <table:table-cell table:style-name="Table6.A1" office:value-type="string">
            <text:p text:style-name="Text_20_body">Various positions at <text:span text:style-name="T8">Caring Homes</text:span><text:span text:style-name="T1"> </text:span>Ltd., including: accountancy and financial planning, due diligence, insurance of plant, and remote I.T. support</text:p>
          </table:table-cell>
        </table:table-row>
        <table:table-row>
          <table:table-cell table:style-name="Table6.A1" office:value-type="string">
            <text:p text:style-name="P4">2004—6</text:p>
          </table:table-cell>
          <table:table-cell table:style-name="Table6.A1" office:value-type="string">
            <text:p text:style-name="Text_20_body">I.T. technician at Colchester Royal Grammar School</text:p>
          </table:table-cell>
        </table:table-row>
      </table:table>
      <text:h text:style-name="Heading_20_2" text:outline-level="2">Skills</text:h>
      <text:list xml:id="list1823142855" text:style-name="L2">
        <text:list-item>
          <text:p text:style-name="P9"><text:span text:style-name="T8">An impeccable grasp of English spelling and grammar. <text:s/></text:span>I write for pleasure, and enjoy communicating ideas with flair, clarity and concision.</text:p>
        </text:list-item>
        <text:list-item>
          <text:p text:style-name="P9"><text:span text:style-name="T8">An eye for aesthetics, design, and presentation. <text:s/></text:span>I adore understated typography and functional communication.</text:p>
        </text:list-item>
        <text:list-item>
          <text:p text:style-name="P9"><text:span text:style-name="T8">Problem-solving and strategic thinking. <text:s/></text:span>I will thrive in an intellectually challenging workplace.</text:p>
        </text:list-item>
        <text:list-item>
          <text:p text:style-name="P9"><text:span text:style-name="T8">I.T. experience of the following</text:span>, with varying familiarity:</text:p>
        </text:list-item>
      </text:list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6">Python</text:p>
          </table:table-cell>
          <table:table-cell table:style-name="Table7.A1" office:value-type="string">
            <text:p text:style-name="P3">PHP</text:p>
          </table:table-cell>
          <table:table-cell table:style-name="Table7.A1" office:value-type="string">
            <text:p text:style-name="P3">C, C++, D, etc.</text:p>
          </table:table-cell>
          <table:table-cell table:style-name="Table7.A1" office:value-type="string">
            <text:p text:style-name="P5">Haskell</text:p>
          </table:table-cell>
        </table:table-row>
        <table:table-row>
          <table:table-cell table:style-name="Table7.A1" office:value-type="string">
            <text:p text:style-name="P3"><text:span text:style-name="T8">Javascript</text:span>, JQuery </text:p>
          </table:table-cell>
          <table:table-cell table:style-name="Table7.A1" office:value-type="string">
            <text:p text:style-name="P3">HTML(5), CSS(3)</text:p>
          </table:table-cell>
          <table:table-cell table:style-name="Table7.A1" office:value-type="string">
            <text:p text:style-name="P3">JSON, YAML, <text:span text:style-name="T2">&amp;c</text:span>.</text:p>
          </table:table-cell>
          <table:table-cell table:style-name="Table7.A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>T<text:span text:style-name="T5">E</text:span>X 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>Django</text:p>
          </table:table-cell>
          <table:table-cell table:style-name="Table7.A1" office:value-type="string">
            <text:p text:style-name="P5">DBMSes; SQL</text:p>
          </table:table-cell>
        </table:table-row>
        <table:table-row>
          <table:table-cell table:style-name="Table7.A1" office:value-type="string">
            <text:p text:style-name="P3">Revision control</text:p>
          </table:table-cell>
          <table:table-cell table:style-name="Table7.A1" office:value-type="string">
            <text:p text:style-name="P5">Linux </text:p>
          </table:table-cell>
          <table:table-cell table:style-name="Table7.A1" office:value-type="string">
            <text:p text:style-name="P3">Windows </text:p>
          </table:table-cell>
          <table:table-cell table:style-name="Table7.A1" office:value-type="string">
            <text:p text:style-name="P3">Misc. sysadmin-ship</text:p>
          </table:table-cell>
        </table:table-row>
        <table:table-row>
          <table:table-cell table:style-name="Table7.A1" office:value-type="string">
            <text:p text:style-name="P3">Photoshop, The GIMP</text:p>
          </table:table-cell>
          <table:table-cell table:style-name="Table7.A1" office:value-type="string">
            <text:p text:style-name="P5">Inkscape</text:p>
          </table:table-cell>
          <table:table-cell table:style-name="Table7.A1" office:value-type="string">
            <text:p text:style-name="P3">OpenOffice.org</text:p>
          </table:table-cell>
          <table:table-cell table:style-name="Table7.A1" office:value-type="string">
            <text:p text:style-name="P3">Microsoft Office </text:p>
          </table:table-cell>
        </table:table-row>
      </table:table>
      <text:h text:style-name="Heading_20_2" text:outline-level="2">Personal</text:h>
      <text:p text:style-name="Standard"><draw:frame draw:style-name="fr1" draw:name="Frame1" text:anchor-type="paragraph" svg:width="17cm" draw:z-index="1"><draw:text-box fo:min-height="0.499cm"><text:p text:style-name="Standard">I enjoy exercising (going to the gym, and failing that, going for long runs). I love whiled-away hours walking and exploring with friends, and enjoying pints in the local pubs of Colchester.</text:p><text:p text:style-name="Standard">I also have several solitary hobbies. I draw and paint, having executed many commissions. I read overly difficult books. I love infographics, typography, and typesetting, and I enjoy critiquing such things on my blog.</text:p><text:p text:style-name="Standard">In time past, I’ve travelled Europe via inter-rail with a group of friends, and I would one day love to travel abroad with my girlfriend, teaching English as a foreign languag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Junicode" svg:font-family="Junicode" style:font-adornments="Regular" style:font-pitch="variable"/>
    <style:font-face style:name="Minion Pro" svg:font-family="'Minion Pro'" style:font-adornments="Regular" style:font-pitch="variable"/>
    <style:font-face style:name="Minion Pro SmBd1" svg:font-family="'Minion Pro SmBd'" style:font-pitch="variable"/>
    <style:font-face style:name="Minion Pro SmBd" svg:font-family="'Minion Pro SmBd'" style:font-adornments="Semibold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99cm"/>
      <style:text-properties style:font-name="Minion Pro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2cm" fo:margin-bottom="0.131cm" fo:text-indent="0cm" style:auto-text-indent="false" style:page-number="auto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25cm"/>
      <style:text-properties style:font-name="Minion Pro SmBd" fo:font-size="16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5cm"/>
      <style:text-properties style:font-name="Minion Pro SmBd"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xden Montessori</meta:initial-creator>
    <meta:creation-date>2010-09-22T12:09:49</meta:creation-date>
    <dc:date>2011-07-10T15:15:44</dc:date>
    <dc:creator>James </dc:creator>
    <meta:editing-duration>PT2H51M34S</meta:editing-duration>
    <meta:editing-cycles>30</meta:editing-cycles>
    <meta:generator>LibreOffice/3.3$Unix LibreOffice_project/330m19$Build-202</meta:generator>
    <meta:printed-by>Lexden Montessori</meta:printed-by>
    <meta:print-date>2010-09-22T14:15:46</meta:print-date>
    <meta:document-statistic meta:table-count="7" meta:image-count="0" meta:object-count="0" meta:page-count="2" meta:paragraph-count="97" meta:word-count="475" meta:character-count="3214"/>
  </office:meta>
</office:document-meta>
</file>